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><text:span text:style-name="T3">class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1.27cm">
          <draw:text-box>
            <text:p><text:span text:style-name="T3">nationalOrigin</text:span></text:p>
          </draw:text-box>
        </draw:frame>
        <draw:frame draw:style-name="gr6" draw:text-style-name="P5" draw:layer="layout" svg:width="3.556cm" svg:height="0.692cm" svg:x="20.32cm" svg:y="0.254cm">
          <draw:text-box>
            <text:p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><text:span text:style-name="T3">time</text:span></text:p>
          </draw:text-box>
        </draw:frame>
        <draw:frame draw:style-name="gr6" draw:text-style-name="P5" draw:layer="layout" svg:width="3.556cm" svg:height="0.692cm" svg:x="16.764cm" svg:y="1.594cm">
          <draw:text-box>
            <text:p><text:span text:style-name="T3">difficulty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><text:span text:style-name="T3">(1,N)</text:span></text:p>
          </draw:text-box>
        </draw:frame>
        <draw:line draw:style-name="gr10" draw:text-style-name="P3" draw:layer="layout" svg:x1="8.128cm" svg:y1="5.08cm" svg:x2="9.144cm" svg:y2="5.08cm">
          <text:p/>
        </draw:line>
        <draw:custom-shape draw:style-name="gr9" draw:text-style-name="P3" draw:layer="layout" svg:width="0.508cm" svg:height="0.541cm" svg:x="9.144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8.636cm" svg:y="5.334cm">
          <draw:text-box>
            <text:p><text:span text:style-name="T3">photoProduct</text:span></text:p>
          </draw:text-box>
        </draw:frame>
        <draw:line draw:style-name="gr10" draw:text-style-name="P3" draw:layer="layout" svg:x1="4.572cm" svg:y1="15.748cm" svg:x2="3.048cm" svg:y2="15.748cm">
          <text:p/>
        </draw:line>
        <draw:custom-shape draw:style-name="gr9" draw:text-style-name="P3" draw:layer="layout" svg:width="0.508cm" svg:height="0.541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0.762cm" svg:y="15.343cm">
          <draw:text-box>
            <text:p><text:span text:style-name="T3">avatar</text:span></text:p>
          </draw:text-box>
        </draw:frame>
        <draw:line draw:style-name="gr10" draw:text-style-name="P3" draw:layer="layout" svg:x1="6.096cm" svg:y1="16.256cm" svg:x2="6.096cm" svg:y2="17.813cm">
          <text:p/>
        </draw:line>
        <draw:custom-shape draw:style-name="gr9" draw:text-style-name="P3" draw:layer="layout" svg:width="0.508cm" svg:height="0.541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5.334cm" svg:y="18.034cm">
          <draw:text-box>
            <text:p><text:span text:style-name="T3"><text:s/></text:span><text:span text:style-name="T3">creationTime</text:span></text:p>
          </draw:text-box>
        </draw:frame>
        <draw:frame draw:style-name="gr6" draw:text-style-name="P5" draw:layer="layout" svg:width="3.556cm" svg:height="0.692cm" svg:x="8.128cm" svg:y="6.604cm">
          <draw:text-box>
            <text:p><text:span text:style-name="T3">subClassProduct</text:span></text:p>
          </draw:text-box>
        </draw:frame>
        <draw:line draw:style-name="gr10" draw:text-style-name="P3" draw:layer="layout" svg:x1="5.08cm" svg:y1="4.318cm" svg:x2="5.08cm" svg:y2="3.302cm">
          <text:p/>
        </draw:line>
        <draw:custom-shape draw:style-name="gr9" draw:text-style-name="P3" draw:layer="layout" svg:width="0.508cm" svg:height="0.541cm" svg:x="4.82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2.102cm">
          <draw:text-box>
            <text:p><text:span text:style-name="T3">unityofMeasure</text:span></text:p>
          </draw:text-box>
        </draw:frame>
        <draw:line draw:style-name="gr10" draw:text-style-name="P3" draw:layer="layout" svg:x1="18.034cm" svg:y1="4.557cm" svg:x2="16.764cm" svg:y2="1.778cm">
          <text:p/>
        </draw:line>
        <draw:custom-shape draw:style-name="gr9" draw:text-style-name="P3" draw:layer="layout" svg:width="0.508cm" svg:height="0.541cm" svg:x="16.51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5.494cm" svg:y="0.578cm">
          <draw:text-box>
            <text:p><text:span text:style-name="T3">rating</text:span></text:p>
          </draw:text-box>
        </draw:frame>
        <draw:line draw:style-name="gr10" draw:text-style-name="P3" draw:layer="layout" svg:x1="18.796cm" svg:y1="4.557cm" svg:x2="18.796cm" svg:y2="1.524cm">
          <text:p/>
        </draw:line>
        <draw:custom-shape draw:style-name="gr9" draw:text-style-name="P3" draw:layer="layout" svg:width="0.508cm" svg:height="0.541cm" svg:x="18.542cm" svg:y="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0.508cm">
          <draw:text-box>
            <text:p><text:span text:style-name="T3">username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7">1/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11</meta:editing-cycles>
    <meta:creation-date>2014-12-29T11:24:53</meta:creation-date>
    <dc:date>2015-01-07T12:02:06.707483821</dc:date>
    <meta:editing-duration>PT12M36S</meta:editing-duration>
    <meta:generator>LibreOffice/4.2.7.2$Linux_x86 LibreOffice_project/420m0$Build-2</meta:generator>
    <meta:document-statistic meta:object-count="17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